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Noto Sans" svg:font-family="'Noto Sans'" style:font-family-generic="swiss"/>
    <style:font-face style:name="Courier New" svg:font-family="'Courier New'" style:font-family-generic="modern" style:font-pitch="fixed"/>
    <style:font-face style:name="Ubuntu" svg:font-family="Ubuntu"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0835in" loext:contextual-spacing="false" fo:text-align="justify" style:justify-single-word="false"/>
      <style:text-properties fo:font-size="12pt" fo:language="en" fo:country="US" officeooo:rsid="001792c0" officeooo:paragraph-rsid="001792c0" fo:background-color="#e6e6e6" style:font-size-asian="12pt" style:font-size-complex="12pt"/>
    </style:style>
    <style:style style:name="P2" style:family="paragraph" style:parent-style-name="Standard">
      <style:paragraph-properties fo:margin-top="0in" fo:margin-bottom="0.0835in" loext:contextual-spacing="false" fo:text-align="justify" style:justify-single-word="false"/>
      <style:text-properties officeooo:rsid="002b543a" officeooo:paragraph-rsid="002b543a" fo:background-color="#c0c0c0"/>
    </style:style>
    <style:style style:name="P3" style:family="paragraph" style:parent-style-name="Standard">
      <style:paragraph-properties fo:margin-top="0in" fo:margin-bottom="0.0835in" loext:contextual-spacing="false" fo:text-align="justify" style:justify-single-word="false"/>
      <style:text-properties officeooo:rsid="002b543a" officeooo:paragraph-rsid="002cec04" fo:background-color="#c0c0c0"/>
    </style:style>
    <style:style style:name="P4" style:family="paragraph" style:parent-style-name="Standard">
      <style:paragraph-properties fo:margin-top="0in" fo:margin-bottom="0.0835in" loext:contextual-spacing="false" fo:text-align="justify" style:justify-single-word="false"/>
      <style:text-properties officeooo:rsid="002f498f" officeooo:paragraph-rsid="002f498f"/>
    </style:style>
    <style:style style:name="P5" style:family="paragraph" style:parent-style-name="Standard">
      <style:paragraph-properties fo:margin-top="0in" fo:margin-bottom="0.0835in" loext:contextual-spacing="false" fo:text-align="justify" style:justify-single-word="false"/>
      <style:text-properties officeooo:rsid="004003c0" officeooo:paragraph-rsid="0050fa3e"/>
    </style:style>
    <style:style style:name="P6" style:family="paragraph" style:parent-style-name="Standard">
      <style:paragraph-properties fo:margin-top="0in" fo:margin-bottom="0.0835in" loext:contextual-spacing="false" fo:text-align="justify" style:justify-single-word="false"/>
      <style:text-properties officeooo:rsid="004260b2" officeooo:paragraph-rsid="004260b2"/>
    </style:style>
    <style:style style:name="P7" style:family="paragraph" style:parent-style-name="Standard">
      <style:paragraph-properties fo:margin-top="0in" fo:margin-bottom="0.0835in" loext:contextual-spacing="false" fo:text-align="center" style:justify-single-word="false"/>
    </style:style>
    <style:style style:name="P8" style:family="paragraph" style:parent-style-name="Standard">
      <style:paragraph-properties fo:margin-top="0in" fo:margin-bottom="0.0835in" loext:contextual-spacing="false" fo:text-align="justify" style:justify-single-word="false"/>
      <style:text-properties fo:font-size="12pt" fo:language="en" fo:country="US" fo:font-weight="bold" style:font-size-asian="12pt" style:font-weight-asian="bold" style:font-size-complex="12pt"/>
    </style:style>
    <style:style style:name="P9" style:family="paragraph" style:parent-style-name="Standard">
      <style:paragraph-properties fo:margin-top="0in" fo:margin-bottom="0.0835in" loext:contextual-spacing="false" fo:text-align="justify" style:justify-single-word="false"/>
    </style:style>
    <style:style style:name="P10" style:family="paragraph" style:parent-style-name="Standard">
      <style:paragraph-properties fo:margin-top="0in" fo:margin-bottom="0.0835in" loext:contextual-spacing="false" fo:text-align="justify" style:justify-single-word="false"/>
      <style:text-properties officeooo:paragraph-rsid="0029ee53"/>
    </style:style>
    <style:style style:name="P11" style:family="paragraph" style:parent-style-name="Standard">
      <style:paragraph-properties fo:margin-top="0in" fo:margin-bottom="0.0835in" loext:contextual-spacing="false" fo:text-align="justify" style:justify-single-word="false"/>
      <style:text-properties officeooo:rsid="0013e551" officeooo:paragraph-rsid="0013e551"/>
    </style:style>
    <style:style style:name="P12" style:family="paragraph" style:parent-style-name="Standard">
      <style:paragraph-properties fo:margin-top="0in" fo:margin-bottom="0.0835in" loext:contextual-spacing="false" fo:text-align="justify" style:justify-single-word="false"/>
      <style:text-properties officeooo:rsid="001792c0" officeooo:paragraph-rsid="001792c0"/>
    </style:style>
    <style:style style:name="P13" style:family="paragraph" style:parent-style-name="Standard">
      <style:paragraph-properties fo:margin-top="0in" fo:margin-bottom="0.0835in" loext:contextual-spacing="false" fo:text-align="justify" style:justify-single-word="false"/>
      <style:text-properties officeooo:rsid="001792c0" officeooo:paragraph-rsid="0018b51c"/>
    </style:style>
    <style:style style:name="P14" style:family="paragraph" style:parent-style-name="Standard">
      <style:paragraph-properties fo:margin-top="0in" fo:margin-bottom="0.0835in" loext:contextual-spacing="false" fo:text-align="justify" style:justify-single-word="false"/>
      <style:text-properties officeooo:rsid="00210181" officeooo:paragraph-rsid="0029ee53" fo:background-color="#e6e6e6"/>
    </style:style>
    <style:style style:name="P15" style:family="paragraph" style:parent-style-name="Standard">
      <style:paragraph-properties fo:margin-top="0in" fo:margin-bottom="0.0835in" loext:contextual-spacing="false" fo:text-align="justify" style:justify-single-word="false"/>
      <style:text-properties officeooo:rsid="001c4fec" officeooo:paragraph-rsid="0025fb8b"/>
    </style:style>
    <style:style style:name="P16" style:family="paragraph" style:parent-style-name="Standard">
      <style:paragraph-properties fo:margin-top="0in" fo:margin-bottom="0.0835in" loext:contextual-spacing="false" fo:text-align="justify" style:justify-single-word="false"/>
      <style:text-properties fo:color="#808080" style:font-name="Ubuntu" officeooo:rsid="00229339" officeooo:paragraph-rsid="0025fb8b"/>
    </style:style>
    <style:style style:name="P17" style:family="paragraph" style:parent-style-name="Standard">
      <style:paragraph-properties fo:margin-top="0in" fo:margin-bottom="0.0835in" loext:contextual-spacing="false" fo:text-align="justify" style:justify-single-word="false"/>
      <style:text-properties fo:color="#000000" style:font-name="Ubuntu" officeooo:rsid="001c4fec" officeooo:paragraph-rsid="002741d3"/>
    </style:style>
    <style:style style:name="P18" style:family="paragraph" style:parent-style-name="Standard">
      <style:paragraph-properties fo:margin-top="0in" fo:margin-bottom="0.0835in" loext:contextual-spacing="false" fo:text-align="justify" style:justify-single-word="false"/>
      <style:text-properties fo:color="#000000" style:font-name="Ubuntu" officeooo:rsid="00283531" officeooo:paragraph-rsid="00283531"/>
    </style:style>
    <style:style style:name="P19" style:family="paragraph" style:parent-style-name="Standard">
      <style:paragraph-properties fo:margin-top="0in" fo:margin-bottom="0.0835in" loext:contextual-spacing="false" fo:text-align="justify" style:justify-single-word="false"/>
      <style:text-properties officeooo:rsid="0029ee53" officeooo:paragraph-rsid="0029ee53" fo:background-color="transparent"/>
    </style:style>
    <style:style style:name="P20" style:family="paragraph" style:parent-style-name="Standard">
      <style:paragraph-properties fo:margin-top="0in" fo:margin-bottom="0.0835in" loext:contextual-spacing="false" fo:text-align="justify" style:justify-single-word="false"/>
      <style:text-properties officeooo:rsid="002b543a" officeooo:paragraph-rsid="002b543a" fo:background-color="#c0c0c0"/>
    </style:style>
    <style:style style:name="P21" style:family="paragraph" style:parent-style-name="Standard">
      <style:paragraph-properties fo:margin-top="0in" fo:margin-bottom="0.0835in" loext:contextual-spacing="false" fo:text-align="justify" style:justify-single-word="false"/>
      <style:text-properties officeooo:rsid="002b543a" officeooo:paragraph-rsid="002cec04" fo:background-color="#c0c0c0"/>
    </style:style>
    <style:style style:name="P22" style:family="paragraph" style:parent-style-name="Standard">
      <style:paragraph-properties fo:margin-top="0in" fo:margin-bottom="0.0835in" loext:contextual-spacing="false" fo:text-align="justify" style:justify-single-word="false"/>
      <style:text-properties officeooo:rsid="002cec04" officeooo:paragraph-rsid="002cec04"/>
    </style:style>
    <style:style style:name="P23" style:family="paragraph" style:parent-style-name="Standard">
      <style:paragraph-properties fo:margin-top="0in" fo:margin-bottom="0.0835in" loext:contextual-spacing="false" fo:text-align="justify" style:justify-single-word="false"/>
      <style:text-properties officeooo:rsid="002eeef1" officeooo:paragraph-rsid="002eeef1"/>
    </style:style>
    <style:style style:name="P24" style:family="paragraph" style:parent-style-name="Standard">
      <style:paragraph-properties fo:margin-top="0in" fo:margin-bottom="0.0835in" loext:contextual-spacing="false" fo:text-align="justify" style:justify-single-word="false"/>
      <style:text-properties officeooo:rsid="002f498f" officeooo:paragraph-rsid="002f498f"/>
    </style:style>
    <style:style style:name="P25" style:family="paragraph" style:parent-style-name="Standard">
      <style:paragraph-properties fo:margin-top="0in" fo:margin-bottom="0.0835in" loext:contextual-spacing="false" fo:text-align="justify" style:justify-single-word="false"/>
      <style:text-properties officeooo:rsid="0030f185" officeooo:paragraph-rsid="0030f185"/>
    </style:style>
    <style:style style:name="P26" style:family="paragraph" style:parent-style-name="Standard">
      <style:paragraph-properties fo:margin-top="0in" fo:margin-bottom="0.0835in" loext:contextual-spacing="false" fo:text-align="justify" style:justify-single-word="false"/>
      <style:text-properties officeooo:rsid="004260b2" officeooo:paragraph-rsid="004260b2"/>
    </style:style>
    <style:style style:name="P27" style:family="paragraph" style:parent-style-name="Standard">
      <style:paragraph-properties fo:margin-top="0in" fo:margin-bottom="0.0835in" loext:contextual-spacing="false" fo:text-align="justify" style:justify-single-word="false"/>
      <style:text-properties officeooo:rsid="0046f65c" officeooo:paragraph-rsid="0049b5cc"/>
    </style:style>
    <style:style style:name="P28" style:family="paragraph" style:parent-style-name="Standard">
      <style:paragraph-properties fo:margin-top="0in" fo:margin-bottom="0.0835in" loext:contextual-spacing="false" fo:text-align="justify" style:justify-single-word="false"/>
      <style:text-properties officeooo:rsid="004af24e" officeooo:paragraph-rsid="004af24e"/>
    </style:style>
    <style:style style:name="P29" style:family="paragraph" style:parent-style-name="Standard">
      <style:paragraph-properties fo:margin-top="0in" fo:margin-bottom="0.0835in" loext:contextual-spacing="false" fo:text-align="justify" style:justify-single-word="false"/>
      <style:text-properties officeooo:rsid="004c8c0f" officeooo:paragraph-rsid="004c8c0f"/>
    </style:style>
    <style:style style:name="P30" style:family="paragraph" style:parent-style-name="List_20_Paragraph">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fo:font-weight="normal" officeooo:rsid="0039d242" officeooo:paragraph-rsid="0039d242" style:font-weight-asian="normal" style:font-weight-complex="normal"/>
    </style:style>
    <style:style style:name="P31" style:family="paragraph" style:parent-style-name="List_20_Paragraph">
      <style:paragraph-properties fo:margin-left="0in" fo:margin-right="0in" fo:margin-top="0in" fo:margin-bottom="0.0835in" loext:contextual-spacing="false" fo:text-align="justify" style:justify-single-word="false" fo:text-indent="0in" style:auto-text-indent="false"/>
      <style:text-properties fo:font-weight="normal" officeooo:rsid="003d82a4" officeooo:paragraph-rsid="003d82a4" style:font-weight-asian="normal" style:font-weight-complex="normal"/>
    </style:style>
    <style:style style:name="P32" style:family="paragraph" style:parent-style-name="Footnote">
      <style:text-properties officeooo:rsid="000b0494" officeooo:paragraph-rsid="000b0494"/>
    </style:style>
    <style:style style:name="P33" style:family="paragraph" style:parent-style-name="Footnote">
      <style:text-properties officeooo:paragraph-rsid="000c5d86"/>
    </style:style>
    <style:style style:name="P34" style:family="paragraph" style:parent-style-name="Footnote">
      <style:text-properties officeooo:paragraph-rsid="00137421"/>
    </style:style>
    <style:style style:name="P35" style:family="paragraph" style:parent-style-name="Footnote">
      <style:text-properties officeooo:paragraph-rsid="00210181"/>
    </style:style>
    <style:style style:name="P36" style:family="paragraph" style:parent-style-name="Footnote">
      <style:text-properties officeooo:paragraph-rsid="00425edc"/>
    </style:style>
    <style:style style:name="P37" style:family="paragraph" style:parent-style-name="Standard" style:master-page-name="Standard">
      <style:paragraph-properties fo:text-align="center" style:justify-single-word="false" style:page-number="auto"/>
    </style:style>
    <style:style style:name="P38" style:family="paragraph" style:parent-style-name="Standard" style:list-style-name="WWNum1">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officeooo:rsid="000f38a8" officeooo:paragraph-rsid="0013b62d"/>
    </style:style>
    <style:style style:name="P39" style:family="paragraph" style:parent-style-name="Standard">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fo:font-size="12pt" officeooo:rsid="0010a1d0" officeooo:paragraph-rsid="0013b62d" style:font-size-asian="12pt" style:font-name-complex="Times New Roman" style:font-size-complex="12pt"/>
    </style:style>
    <style:style style:name="P40" style:family="paragraph" style:parent-style-name="Standard">
      <style:paragraph-properties fo:margin-top="0in" fo:margin-bottom="0.0835in" loext:contextual-spacing="false" fo:text-align="justify" style:justify-single-word="false"/>
      <style:text-properties fo:font-size="12pt" fo:language="en" fo:country="US" officeooo:rsid="001792c0" officeooo:paragraph-rsid="001792c0" fo:background-color="#e6e6e6" style:font-size-asian="12pt" style:font-size-complex="12pt"/>
    </style:style>
    <style:style style:name="P41" style:family="paragraph" style:parent-style-name="Standard">
      <style:paragraph-properties fo:margin-top="0in" fo:margin-bottom="0.0835in" loext:contextual-spacing="false" fo:text-align="justify" style:justify-single-word="false"/>
      <style:text-properties fo:font-size="12pt" fo:language="en" fo:country="US" officeooo:rsid="0018b51c" officeooo:paragraph-rsid="0018b51c" fo:background-color="#e6e6e6" style:font-size-asian="12pt" style:font-size-complex="12pt"/>
    </style:style>
    <style:style style:name="P42" style:family="paragraph" style:parent-style-name="Standard">
      <style:paragraph-properties fo:margin-top="0in" fo:margin-bottom="0.0835in" loext:contextual-spacing="false" fo:text-align="justify" style:justify-single-word="false"/>
      <style:text-properties fo:font-size="12pt" fo:language="en" fo:country="US" officeooo:rsid="0018b51c" officeooo:paragraph-rsid="0018b51c" style:font-size-asian="12pt" style:font-size-complex="12pt"/>
    </style:style>
    <style:style style:name="P43" style:family="paragraph" style:parent-style-name="Standard">
      <style:paragraph-properties fo:margin-top="0in" fo:margin-bottom="0.0835in" loext:contextual-spacing="false" fo:text-align="justify" style:justify-single-word="false"/>
      <style:text-properties fo:font-size="12pt" fo:language="en" fo:country="US" officeooo:rsid="0018b51c" officeooo:paragraph-rsid="001c4fec" style:font-size-asian="12pt" style:font-size-complex="12pt"/>
    </style:style>
    <style:style style:name="P44" style:family="paragraph" style:parent-style-name="Standard">
      <style:paragraph-properties fo:margin-top="0in" fo:margin-bottom="0.0835in" loext:contextual-spacing="false" fo:text-align="justify" style:justify-single-word="false"/>
      <style:text-properties fo:font-size="12pt" fo:language="en" fo:country="US" officeooo:rsid="002e93e7" officeooo:paragraph-rsid="002e93e7" style:font-size-asian="12pt" style:font-size-complex="12pt"/>
    </style:style>
    <style:style style:name="P45" style:family="paragraph" style:parent-style-name="Standard">
      <style:paragraph-properties fo:margin-top="0in" fo:margin-bottom="0.0835in" loext:contextual-spacing="false" fo:text-align="justify" style:justify-single-word="false"/>
      <style:text-properties fo:font-size="12pt" fo:language="en" fo:country="US" officeooo:rsid="002cec04" officeooo:paragraph-rsid="002cec04" style:font-size-asian="12pt" style:font-size-complex="12pt"/>
    </style:style>
    <style:style style:name="P46" style:family="paragraph" style:parent-style-name="Standard">
      <style:paragraph-properties fo:margin-top="0in" fo:margin-bottom="0.0835in" loext:contextual-spacing="false" fo:text-align="justify" style:justify-single-word="false"/>
      <style:text-properties fo:font-size="12pt" fo:language="en" fo:country="US" style:font-size-asian="12pt" style:font-size-complex="12pt"/>
    </style:style>
    <style:style style:name="P47" style:family="paragraph" style:parent-style-name="Standard">
      <style:paragraph-properties fo:margin-top="0in" fo:margin-bottom="0.0835in" loext:contextual-spacing="false" fo:text-align="justify" style:justify-single-word="false"/>
      <style:text-properties fo:font-size="12pt" fo:language="en" fo:country="US" officeooo:rsid="003dc095" officeooo:paragraph-rsid="003dc095" style:font-size-asian="12pt" style:font-size-complex="12pt"/>
    </style:style>
    <style:style style:name="P48" style:family="paragraph" style:parent-style-name="Standard">
      <style:paragraph-properties fo:margin-top="0in" fo:margin-bottom="0.0835in" loext:contextual-spacing="false" fo:text-align="justify" style:justify-single-word="false"/>
      <style:text-properties fo:font-size="12pt" fo:language="en" fo:country="US" fo:font-weight="normal" officeooo:rsid="004cd746" officeooo:paragraph-rsid="004cd746" style:font-size-asian="12pt" style:font-weight-asian="normal" style:font-size-complex="12pt" style:font-weight-complex="normal"/>
    </style:style>
    <style:style style:name="P49" style:family="paragraph" style:parent-style-name="Standard">
      <style:paragraph-properties fo:margin-top="0in" fo:margin-bottom="0.0835in" loext:contextual-spacing="false" fo:text-align="justify" style:justify-single-word="false"/>
      <style:text-properties officeooo:rsid="004003c0" officeooo:paragraph-rsid="0050fa3e"/>
    </style:style>
    <style:style style:name="P50" style:family="paragraph" style:parent-style-name="Standard">
      <style:paragraph-properties fo:margin-top="0in" fo:margin-bottom="0.0835in" loext:contextual-spacing="false" fo:text-align="justify" style:justify-single-word="false"/>
      <style:text-properties officeooo:rsid="002b543a" officeooo:paragraph-rsid="002b543a" fo:background-color="#c0c0c0"/>
    </style:style>
    <style:style style:name="P51" style:family="paragraph" style:parent-style-name="Standard">
      <style:paragraph-properties fo:margin-top="0in" fo:margin-bottom="0.0835in" loext:contextual-spacing="false" fo:text-align="justify" style:justify-single-word="false"/>
      <style:text-properties officeooo:rsid="002b543a" officeooo:paragraph-rsid="002cec04" fo:background-color="#c0c0c0"/>
    </style:style>
    <style:style style:name="P52" style:family="paragraph" style:parent-style-name="Standard">
      <style:paragraph-properties fo:margin-top="0in" fo:margin-bottom="0.0835in" loext:contextual-spacing="false" fo:text-align="justify" style:justify-single-word="false"/>
      <style:text-properties officeooo:rsid="002f498f" officeooo:paragraph-rsid="002f498f"/>
    </style:style>
    <style:style style:name="P53" style:family="paragraph" style:parent-style-name="Standard">
      <style:paragraph-properties fo:margin-top="0in" fo:margin-bottom="0.0835in" loext:contextual-spacing="false" fo:text-align="justify" style:justify-single-word="false"/>
      <style:text-properties officeooo:rsid="004260b2" officeooo:paragraph-rsid="004260b2"/>
    </style:style>
    <style:style style:name="P54"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style:text-properties fo:font-size="12pt" fo:language="en" fo:country="US" fo:font-weight="bold" officeooo:rsid="0013b62d" officeooo:paragraph-rsid="0013b62d" style:font-size-asian="12pt" style:font-weight-asian="bold" style:font-size-complex="12pt"/>
    </style:style>
    <style:style style:name="P55" style:family="paragraph" style:parent-style-name="List_20_Paragraph">
      <style:paragraph-properties fo:margin-left="0in" fo:margin-right="0in" fo:margin-top="0in" fo:margin-bottom="0.0835in" loext:contextual-spacing="false" fo:line-height="108%" fo:text-align="justify" style:justify-single-word="false" fo:orphans="2" fo:widows="2" fo:text-indent="0in" style:auto-text-indent="false"/>
      <style:text-properties fo:font-size="12pt" fo:language="en" fo:country="US" fo:font-weight="bold" officeooo:rsid="000b0494" officeooo:paragraph-rsid="000b0494" style:font-size-asian="12pt" style:font-weight-asian="bold" style:font-size-complex="12pt"/>
    </style:style>
    <style:style style:name="P56"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style:text-properties officeooo:rsid="000b0494" officeooo:paragraph-rsid="000b0494"/>
    </style:style>
    <style:style style:name="P57"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style:text-properties officeooo:rsid="000b0494" officeooo:paragraph-rsid="000c5d86"/>
    </style:style>
    <style:style style:name="P58"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style:text-properties officeooo:rsid="000c5d86" officeooo:paragraph-rsid="000c5d86"/>
    </style:style>
    <style:style style:name="P59"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style:text-properties officeooo:rsid="00210181" officeooo:paragraph-rsid="00210181"/>
    </style:style>
    <style:style style:name="P60"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style:text-properties officeooo:rsid="00137421" officeooo:paragraph-rsid="0013b62d"/>
    </style:style>
    <style:style style:name="P61"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style:text-properties officeooo:rsid="00417d93" officeooo:paragraph-rsid="00417d93"/>
    </style:style>
    <style:style style:name="P62" style:family="paragraph" style:parent-style-name="List_20_Paragraph">
      <style:paragraph-properties fo:margin-left="0in" fo:margin-right="0in" fo:margin-top="0in" fo:margin-bottom="0.0835in" loext:contextual-spacing="false" fo:text-align="justify" style:justify-single-word="false" fo:text-indent="0in" style:auto-text-indent="false"/>
      <style:text-properties fo:color="#808080" fo:font-size="12pt" fo:language="en" fo:country="US" fo:font-weight="normal" officeooo:rsid="003dc095" officeooo:paragraph-rsid="003dc095" style:font-size-asian="12pt" style:font-weight-asian="normal" style:font-size-complex="12pt" style:font-weight-complex="normal"/>
    </style:style>
    <style:style style:name="P63" style:family="paragraph" style:parent-style-name="List_20_Paragraph">
      <style:paragraph-properties fo:margin-left="0in" fo:margin-right="0in" fo:margin-top="0in" fo:margin-bottom="0.0835in" loext:contextual-spacing="false" fo:text-align="justify" style:justify-single-word="false" fo:text-indent="0in" style:auto-text-indent="false"/>
      <style:text-properties fo:color="#808080" fo:font-size="12pt" fo:language="en" fo:country="US" fo:font-weight="normal" officeooo:rsid="00346978" officeooo:paragraph-rsid="003dc095" style:font-size-asian="12pt" style:font-weight-asian="normal" style:font-size-complex="12pt" style:font-weight-complex="normal"/>
    </style:style>
    <style:style style:name="P64" style:family="paragraph" style:parent-style-name="List_20_Paragraph" style:list-style-name="WWNum1" style:master-page-name="">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style:page-number="auto" fo:background-color="transparent" style:writing-mode="lr-tb"/>
      <style:text-properties officeooo:rsid="0013b62d" officeooo:paragraph-rsid="0013b62d"/>
    </style:style>
    <style:style style:name="P65" style:family="paragraph" style:parent-style-name="List_20_Paragraph" style:list-style-name="WWNum1" style:master-page-name="">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style:page-number="auto" fo:background-color="transparent" style:writing-mode="lr-tb"/>
      <style:text-properties fo:font-weight="normal" officeooo:rsid="003547e6" officeooo:paragraph-rsid="003828db" style:font-weight-asian="normal" style:font-weight-complex="normal"/>
    </style:style>
    <style:style style:name="P66"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fo:break-before="page"/>
      <style:text-properties officeooo:rsid="000b0494" officeooo:paragraph-rsid="000b0494"/>
    </style:style>
    <style:style style:name="P67"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fo:break-before="page"/>
      <style:text-properties officeooo:paragraph-rsid="00342239"/>
    </style:style>
    <style:style style:name="P68"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fo:break-before="page"/>
      <style:text-properties officeooo:paragraph-rsid="003f2e14"/>
    </style:style>
    <style:style style:name="P69"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fo:break-before="page"/>
      <style:text-properties fo:font-size="12pt" fo:language="en" fo:country="US" fo:font-weight="bold" style:font-size-asian="12pt" style:font-weight-asian="bold" style:font-size-complex="12pt"/>
    </style:style>
    <style:style style:name="P70" style:family="paragraph" style:parent-style-name="List_20_Paragraph" style:list-style-name="WWNum1">
      <style:paragraph-properties fo:margin-left="0in" fo:margin-right="0in" fo:margin-top="0in" fo:margin-bottom="0.0835in" loext:contextual-spacing="false" fo:text-align="justify" style:justify-single-word="false" fo:text-indent="0in" style:auto-text-indent="false" fo:break-before="page"/>
      <style:text-properties fo:font-size="12pt" fo:language="en" fo:country="US" fo:font-weight="bold" officeooo:rsid="0013b62d" officeooo:paragraph-rsid="0013b62d" style:font-size-asian="12pt" style:font-weight-asian="bold" style:font-size-complex="12pt"/>
    </style:style>
    <style:style style:name="P71" style:family="paragraph" style:parent-style-name="List_20_Paragraph" style:list-style-name="WWNum1">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fo:font-weight="normal" officeooo:rsid="003547e6" officeooo:paragraph-rsid="003828db" style:font-weight-asian="normal" style:font-weight-complex="normal"/>
    </style:style>
    <style:style style:name="P72" style:family="paragraph" style:parent-style-name="List_20_Paragraph" style:list-style-name="WWNum1">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fo:font-weight="normal" officeooo:rsid="00397c69" officeooo:paragraph-rsid="00397c69" style:font-weight-asian="normal" style:font-weight-complex="normal"/>
    </style:style>
    <style:style style:name="P73" style:family="paragraph" style:parent-style-name="List_20_Paragraph" style:list-style-name="WWNum1">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fo:font-size="12pt" fo:language="en" fo:country="US" fo:font-weight="normal" officeooo:rsid="0039d242" officeooo:paragraph-rsid="0039d242" style:font-size-asian="12pt" style:font-weight-asian="normal" style:font-size-complex="12pt" style:font-weight-complex="normal"/>
    </style:style>
    <style:style style:name="P74" style:family="paragraph" style:parent-style-name="List_20_Paragraph">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fo:font-size="12pt" fo:language="en" fo:country="US" fo:font-weight="normal" officeooo:rsid="0039d242" officeooo:paragraph-rsid="0039d242" style:font-size-asian="12pt" style:font-weight-asian="normal" style:font-size-complex="12pt" style:font-weight-complex="normal"/>
    </style:style>
    <style:style style:name="P75" style:family="paragraph" style:parent-style-name="List_20_Paragraph" style:list-style-name="WWNum1">
      <loext:graphic-properties draw:fill="none"/>
      <style:paragraph-properties fo:margin-left="0in" fo:margin-right="0in" fo:margin-top="0in" fo:margin-bottom="0.0835in" loext:contextual-spacing="false" fo:line-height="108%" fo:text-align="justify" style:justify-single-word="false" fo:orphans="2" fo:widows="2" fo:text-indent="0in" style:auto-text-indent="false" fo:background-color="transparent" style:writing-mode="lr-tb"/>
      <style:text-properties fo:color="#808080" fo:font-size="12pt" fo:language="en" fo:country="US" fo:font-weight="normal" officeooo:rsid="0039d242" officeooo:paragraph-rsid="0039d242" style:font-size-asian="12pt" style:font-weight-asian="normal" style:font-size-complex="12pt" style:font-weight-complex="normal"/>
    </style:style>
    <style:style style:name="P76" style:family="paragraph" style:parent-style-name="List_20_Paragraph" style:list-style-name="WWNum3">
      <style:paragraph-properties fo:margin-top="0in" fo:margin-bottom="0.0835in" loext:contextual-spacing="false" fo:text-align="justify" style:justify-single-word="false"/>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2cec04" style:font-size-asian="12pt" style:font-size-complex="12pt"/>
    </style:style>
    <style:style style:name="T3" style:family="text">
      <style:text-properties fo:font-size="12pt" fo:language="en" fo:country="US" officeooo:rsid="00304b5a" style:font-size-asian="12pt" style:font-size-complex="12pt"/>
    </style:style>
    <style:style style:name="T4" style:family="text">
      <style:text-properties officeooo:rsid="00425edc"/>
    </style:style>
    <style:style style:name="T5" style:family="text">
      <style:text-properties officeooo:rsid="004311c8"/>
    </style:style>
    <style:style style:name="T6" style:family="text">
      <style:text-properties fo:font-size="12pt" fo:language="en" fo:country="US" fo:font-weight="bold" style:font-size-asian="12pt" style:font-weight-asian="bold" style:font-size-complex="12pt"/>
    </style:style>
    <style:style style:name="T7" style:family="text">
      <style:text-properties fo:font-size="12pt" fo:language="en" fo:country="US" fo:font-weight="bold" officeooo:rsid="000a5bef" style:font-size-asian="12pt" style:font-weight-asian="bold" style:font-size-complex="12pt"/>
    </style:style>
    <style:style style:name="T8" style:family="text">
      <style:text-properties fo:font-size="12pt" fo:language="en" fo:country="US" fo:font-weight="bold" officeooo:rsid="000ae5aa" style:font-size-asian="12pt" style:font-weight-asian="bold" style:font-size-complex="12pt"/>
    </style:style>
    <style:style style:name="T9" style:family="text">
      <style:text-properties fo:font-size="12pt" fo:language="en" fo:country="US" fo:font-weight="bold" officeooo:rsid="000c5d86" style:font-size-asian="12pt" style:font-weight-asian="bold" style:font-size-complex="12pt"/>
    </style:style>
    <style:style style:name="T10" style:family="text">
      <style:text-properties fo:font-size="12pt" fo:language="en" fo:country="US" fo:font-weight="bold" officeooo:rsid="0013b62d" style:font-size-asian="12pt" style:font-weight-asian="bold" style:font-size-complex="12pt"/>
    </style:style>
    <style:style style:name="T11" style:family="text">
      <style:text-properties fo:font-size="12pt" fo:language="en" fo:country="US" fo:font-weight="bold" officeooo:rsid="00342239" style:font-size-asian="12pt" style:font-weight-asian="bold" style:font-size-complex="12pt"/>
    </style:style>
    <style:style style:name="T12" style:family="text">
      <style:text-properties fo:font-size="12pt" fo:language="en" fo:country="US" fo:font-weight="bold" style:font-size-asian="12pt" style:font-weight-asian="bold" style:font-size-complex="12pt" style:font-weight-complex="bold"/>
    </style:style>
    <style:style style:name="T13" style:family="text">
      <style:text-properties fo:font-size="12pt" fo:language="en" fo:country="US" fo:font-weight="bold" officeooo:rsid="0013b62d" style:font-size-asian="12pt" style:font-weight-asian="bold" style:font-name-complex="Times New Roman" style:font-size-complex="12pt"/>
    </style:style>
    <style:style style:name="T14" style:family="text">
      <style:text-properties fo:font-size="12pt" fo:language="en" fo:country="US" fo:font-weight="bold" officeooo:rsid="003f2e14" style:font-size-asian="12pt" style:font-weight-asian="bold" style:font-name-complex="Times New Roman" style:font-size-complex="12pt"/>
    </style:style>
    <style:style style:name="T15" style:family="text">
      <style:text-properties fo:font-size="12pt" fo:language="en" fo:country="US" style:font-size-asian="12pt" style:font-size-complex="12pt"/>
    </style:style>
    <style:style style:name="T16" style:family="text">
      <style:text-properties fo:font-size="12pt" fo:language="en" fo:country="US" officeooo:rsid="000ae5aa" style:font-size-asian="12pt" style:font-size-complex="12pt"/>
    </style:style>
    <style:style style:name="T17" style:family="text">
      <style:text-properties fo:font-size="12pt" fo:language="en" fo:country="US" officeooo:rsid="0013b62d" style:font-size-asian="12pt" style:font-size-complex="12pt"/>
    </style:style>
    <style:style style:name="T18" style:family="text">
      <style:text-properties fo:font-size="12pt" fo:language="en" fo:country="US" officeooo:rsid="0014c336" style:font-size-asian="12pt" style:font-size-complex="12pt"/>
    </style:style>
    <style:style style:name="T19" style:family="text">
      <style:text-properties fo:font-size="12pt" fo:language="en" fo:country="US" officeooo:rsid="0018b51c" style:font-size-asian="12pt" style:font-size-complex="12pt"/>
    </style:style>
    <style:style style:name="T20" style:family="text">
      <style:text-properties fo:font-size="12pt" fo:language="en" fo:country="US" officeooo:rsid="001dfd72" style:font-size-asian="12pt" style:font-size-complex="12pt"/>
    </style:style>
    <style:style style:name="T21" style:family="text">
      <style:text-properties fo:font-size="12pt" fo:language="en" fo:country="US" officeooo:rsid="0023be4b" style:font-size-asian="12pt" style:font-size-complex="12pt"/>
    </style:style>
    <style:style style:name="T22" style:family="text">
      <style:text-properties fo:font-size="12pt" fo:language="en" fo:country="US" officeooo:rsid="0025ac84" style:font-size-asian="12pt" style:font-size-complex="12pt"/>
    </style:style>
    <style:style style:name="T23" style:family="text">
      <style:text-properties fo:font-size="12pt" fo:language="en" fo:country="US" officeooo:rsid="0029ee53" style:font-size-asian="12pt" style:font-size-complex="12pt"/>
    </style:style>
    <style:style style:name="T24" style:family="text">
      <style:text-properties fo:font-size="12pt" fo:language="en" fo:country="US" officeooo:rsid="002b543a" style:font-size-asian="12pt" style:font-size-complex="12pt"/>
    </style:style>
    <style:style style:name="T25" style:family="text">
      <style:text-properties fo:font-size="12pt" fo:language="en" fo:country="US" officeooo:rsid="002cec04" style:font-size-asian="12pt" style:font-size-complex="12pt"/>
    </style:style>
    <style:style style:name="T26" style:family="text">
      <style:text-properties fo:font-size="12pt" fo:language="en" fo:country="US" officeooo:rsid="002e93e7" style:font-size-asian="12pt" style:font-size-complex="12pt"/>
    </style:style>
    <style:style style:name="T27" style:family="text">
      <style:text-properties fo:font-size="12pt" fo:language="en" fo:country="US" officeooo:rsid="002f498f" style:font-size-asian="12pt" style:font-size-complex="12pt"/>
    </style:style>
    <style:style style:name="T28" style:family="text">
      <style:text-properties fo:font-size="12pt" fo:language="en" fo:country="US" officeooo:rsid="00304b5a" style:font-size-asian="12pt" style:font-size-complex="12pt"/>
    </style:style>
    <style:style style:name="T29" style:family="text">
      <style:text-properties fo:font-size="12pt" fo:language="en" fo:country="US" officeooo:rsid="0030f185" style:font-size-asian="12pt" style:font-size-complex="12pt"/>
    </style:style>
    <style:style style:name="T30" style:family="text">
      <style:text-properties fo:font-size="12pt" fo:language="en" fo:country="US" officeooo:rsid="0032ab03" style:font-size-asian="12pt" style:font-size-complex="12pt"/>
    </style:style>
    <style:style style:name="T31" style:family="text">
      <style:text-properties fo:font-size="12pt" fo:language="en" fo:country="US" officeooo:rsid="00333392" style:font-size-asian="12pt" style:font-size-complex="12pt"/>
    </style:style>
    <style:style style:name="T32" style:family="text">
      <style:text-properties fo:font-size="12pt" fo:language="en" fo:country="US" officeooo:rsid="00339067" style:font-size-asian="12pt" style:font-size-complex="12pt"/>
    </style:style>
    <style:style style:name="T33" style:family="text">
      <style:text-properties fo:font-size="12pt" fo:language="en" fo:country="US" officeooo:rsid="00342239" style:font-size-asian="12pt" style:font-size-complex="12pt"/>
    </style:style>
    <style:style style:name="T34" style:family="text">
      <style:text-properties fo:font-size="12pt" fo:language="en" fo:country="US" officeooo:rsid="003684c0" style:font-size-asian="12pt" style:font-size-complex="12pt"/>
    </style:style>
    <style:style style:name="T35" style:family="text">
      <style:text-properties fo:font-size="12pt" fo:language="en" fo:country="US" officeooo:rsid="00346978" style:font-size-asian="12pt" style:font-size-complex="12pt"/>
    </style:style>
    <style:style style:name="T36" style:family="text">
      <style:text-properties fo:font-size="12pt" fo:language="en" fo:country="US" officeooo:rsid="003828db" style:font-size-asian="12pt" style:font-size-complex="12pt"/>
    </style:style>
    <style:style style:name="T37" style:family="text">
      <style:text-properties fo:font-size="12pt" fo:language="en" fo:country="US" officeooo:rsid="0039d242" style:font-size-asian="12pt" style:font-size-complex="12pt"/>
    </style:style>
    <style:style style:name="T38" style:family="text">
      <style:text-properties fo:font-size="12pt" fo:language="en" fo:country="US" officeooo:rsid="003bafaa" style:font-size-asian="12pt" style:font-size-complex="12pt"/>
    </style:style>
    <style:style style:name="T39" style:family="text">
      <style:text-properties fo:font-size="12pt" fo:language="en" fo:country="US" officeooo:rsid="003d82a4" style:font-size-asian="12pt" style:font-size-complex="12pt"/>
    </style:style>
    <style:style style:name="T40" style:family="text">
      <style:text-properties fo:font-size="12pt" fo:language="en" fo:country="US" officeooo:rsid="003dc095" style:font-size-asian="12pt" style:font-size-complex="12pt"/>
    </style:style>
    <style:style style:name="T41" style:family="text">
      <style:text-properties fo:font-size="12pt" fo:language="en" fo:country="US" officeooo:rsid="0050fa3e" style:font-size-asian="12pt" style:font-size-complex="12pt"/>
    </style:style>
    <style:style style:name="T42" style:family="text">
      <style:text-properties fo:font-size="12pt" fo:language="en" fo:country="US" fo:font-style="italic" style:font-size-asian="12pt" style:font-style-asian="italic" style:font-size-complex="12pt" style:font-style-complex="italic"/>
    </style:style>
    <style:style style:name="T43"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44" style:family="text">
      <style:text-properties fo:font-size="12pt" fo:language="en" fo:country="US" fo:font-weight="normal" style:font-size-asian="12pt" style:font-weight-asian="normal" style:font-size-complex="12pt" style:font-weight-complex="normal"/>
    </style:style>
    <style:style style:name="T45" style:family="text">
      <style:text-properties fo:font-size="12pt" fo:language="en" fo:country="US" fo:font-weight="normal" officeooo:rsid="000c5d86" style:font-size-asian="12pt" style:font-weight-asian="normal" style:font-size-complex="12pt" style:font-weight-complex="normal"/>
    </style:style>
    <style:style style:name="T46" style:family="text">
      <style:text-properties fo:font-size="12pt" fo:language="en" fo:country="US" fo:font-weight="normal" officeooo:rsid="0013b62d" style:font-size-asian="12pt" style:font-weight-asian="normal" style:font-size-complex="12pt" style:font-weight-complex="normal"/>
    </style:style>
    <style:style style:name="T47" style:family="text">
      <style:text-properties fo:font-size="12pt" fo:language="en" fo:country="US" fo:font-weight="normal" officeooo:rsid="00425edc" style:font-size-asian="12pt" style:font-weight-asian="normal" style:font-size-complex="12pt" style:font-weight-complex="normal"/>
    </style:style>
    <style:style style:name="T48" style:family="text">
      <style:text-properties fo:font-size="12pt" fo:language="en" fo:country="US" fo:font-weight="normal" officeooo:rsid="003828db" style:font-size-asian="12pt" style:font-weight-asian="normal" style:font-size-complex="12pt" style:font-weight-complex="normal"/>
    </style:style>
    <style:style style:name="T49" style:family="text">
      <style:text-properties fo:font-size="12pt" style:font-size-asian="12pt" style:font-name-complex="Times New Roman" style:font-size-complex="12pt"/>
    </style:style>
    <style:style style:name="T50" style:family="text">
      <style:text-properties fo:font-size="12pt" officeooo:rsid="000c5d86" style:font-size-asian="12pt" style:font-name-complex="Times New Roman" style:font-size-complex="12pt"/>
    </style:style>
    <style:style style:name="T51" style:family="text">
      <style:text-properties fo:font-size="12pt" officeooo:rsid="000e3506" style:font-size-asian="12pt" style:font-name-complex="Times New Roman" style:font-size-complex="12pt"/>
    </style:style>
    <style:style style:name="T52" style:family="text">
      <style:text-properties fo:font-size="12pt" officeooo:rsid="000f38a8" style:font-size-asian="12pt" style:font-name-complex="Times New Roman" style:font-size-complex="12pt"/>
    </style:style>
    <style:style style:name="T53" style:family="text">
      <style:text-properties fo:font-size="12pt" officeooo:rsid="0010a1d0" style:font-size-asian="12pt" style:font-name-complex="Times New Roman" style:font-size-complex="12pt"/>
    </style:style>
    <style:style style:name="T54" style:family="text">
      <style:text-properties fo:font-size="12pt" officeooo:rsid="0013b62d" style:font-size-asian="12pt" style:font-name-complex="Times New Roman" style:font-size-complex="12pt"/>
    </style:style>
    <style:style style:name="T55" style:family="text">
      <style:text-properties fo:font-size="12pt" fo:font-style="italic" style:font-size-asian="12pt" style:font-style-asian="italic" style:font-name-complex="Times New Roman" style:font-size-complex="12pt"/>
    </style:style>
    <style:style style:name="T56" style:family="text">
      <style:text-properties style:text-position="super 58%" fo:font-size="12pt" fo:language="en" fo:country="US" style:font-size-asian="12pt" style:font-size-complex="12pt"/>
    </style:style>
    <style:style style:name="T57" style:family="text">
      <style:text-properties style:text-position="super 58%" fo:font-size="12pt" fo:language="en" fo:country="US" officeooo:rsid="0023be4b" style:font-size-asian="12pt" style:font-size-complex="12pt"/>
    </style:style>
    <style:style style:name="T58" style:family="text">
      <style:text-properties fo:color="#00000a" fo:font-size="12pt" fo:language="en" fo:country="US" style:font-size-asian="12pt" style:font-size-complex="12pt"/>
    </style:style>
    <style:style style:name="T59" style:family="text">
      <style:text-properties fo:font-weight="normal" officeooo:rsid="004260b2" style:font-weight-asian="normal" style:font-weight-complex="normal"/>
    </style:style>
    <style:style style:name="T60" style:family="text">
      <style:text-properties officeooo:rsid="000c5d86"/>
    </style:style>
    <style:style style:name="T61" style:family="text">
      <style:text-properties fo:font-style="italic" officeooo:rsid="00425edc" style:font-style-asian="italic" style:font-style-complex="italic"/>
    </style:style>
    <style:style style:name="T62" style:family="text">
      <style:text-properties officeooo:rsid="00137421"/>
    </style:style>
    <style:style style:name="T63" style:family="text">
      <style:text-properties style:font-name="Noto Sans" fo:font-size="12pt" fo:language="en" fo:country="US" style:font-size-asian="12pt" style:font-size-complex="12pt"/>
    </style:style>
    <style:style style:name="T64" style:family="text">
      <style:text-properties style:font-name="Noto Sans" fo:font-size="12pt" fo:language="en" fo:country="US" officeooo:rsid="001dfd72" style:font-size-asian="12pt" style:font-size-complex="12pt"/>
    </style:style>
    <style:style style:name="T65" style:family="text">
      <style:text-properties style:font-name="Noto Sans" fo:font-size="12pt" fo:language="en" fo:country="US" officeooo:rsid="0025fb8b" style:font-size-asian="12pt" style:font-size-complex="12pt"/>
    </style:style>
    <style:style style:name="T66" style:family="text">
      <style:text-properties style:font-name="Noto Sans" fo:font-size="12pt" fo:language="en" fo:country="US" officeooo:rsid="002741d3" style:font-size-asian="12pt" style:font-size-complex="12pt"/>
    </style:style>
    <style:style style:name="T67" style:family="text">
      <style:text-properties style:font-name="Noto Sans" fo:font-size="12pt" fo:language="en" fo:country="US" officeooo:rsid="0018b51c" style:font-size-asian="12pt" style:font-size-complex="12pt"/>
    </style:style>
    <style:style style:name="T68" style:family="text">
      <style:text-properties style:font-name="Noto Sans" fo:font-size="12pt" fo:language="en" fo:country="US" officeooo:rsid="002ba01f" style:font-size-asian="12pt" style:font-size-complex="12pt"/>
    </style:style>
    <style:style style:name="T69" style:family="text">
      <style:text-properties style:font-name="Noto Sans" fo:font-size="12pt" fo:language="en" fo:country="US" officeooo:rsid="003d82a4" style:font-size-asian="12pt" style:font-size-complex="12pt"/>
    </style:style>
    <style:style style:name="T70" style:family="text">
      <style:text-properties style:font-name="Noto Sans" officeooo:rsid="0049b5cc"/>
    </style:style>
    <style:style style:name="T71" style:family="text">
      <style:text-properties style:font-name="Calibri" fo:font-size="12pt" fo:language="en" fo:country="US" style:font-size-asian="12pt" style:font-size-complex="12pt"/>
    </style:style>
    <style:style style:name="T72" style:family="text">
      <style:text-properties style:font-name="Calibri" fo:font-size="12pt" fo:language="en" fo:country="US" officeooo:rsid="001dfd72" style:font-size-asian="12pt" style:font-size-complex="12pt"/>
    </style:style>
    <style:style style:name="T73" style:family="text">
      <style:text-properties style:font-name="Calibri" fo:font-size="12pt" fo:language="en" fo:country="US" officeooo:rsid="001ff661" style:font-size-asian="12pt" style:font-size-complex="12pt"/>
    </style:style>
    <style:style style:name="T74" style:family="text">
      <style:text-properties style:font-name="Calibri" fo:font-size="12pt" fo:language="en" fo:country="US" officeooo:rsid="0025fb8b" style:font-size-asian="12pt" style:font-size-complex="12pt"/>
    </style:style>
    <style:style style:name="T75" style:family="text">
      <style:text-properties style:font-name="Calibri" fo:font-size="12pt" fo:language="en" fo:country="US" officeooo:rsid="0029ee53" style:font-size-asian="12pt" style:font-size-complex="12pt"/>
    </style:style>
    <style:style style:name="T76" style:family="text">
      <style:text-properties style:font-name="Calibri" officeooo:rsid="0049b5cc"/>
    </style:style>
    <style:style style:name="T77" style:family="text">
      <style:text-properties officeooo:rsid="00210181"/>
    </style:style>
    <style:style style:name="T78" style:family="text">
      <style:text-properties officeooo:rsid="00283531"/>
    </style:style>
    <style:style style:name="T79" style:family="text">
      <style:text-properties officeooo:rsid="002f498f"/>
    </style:style>
    <style:style style:name="T80" style:family="text">
      <style:text-properties officeooo:rsid="0032ab03"/>
    </style:style>
    <style:style style:name="T81" style:family="text">
      <style:text-properties fo:font-weight="bold" officeooo:rsid="004260b2" style:font-weight-asian="bold" style:font-weight-complex="bold"/>
    </style:style>
    <style:style style:name="T82" style:family="text">
      <style:text-properties officeooo:rsid="00417d93"/>
    </style:style>
    <style:style style:name="T83" style:family="text">
      <style:text-properties officeooo:rsid="00425edc"/>
    </style:style>
    <style:style style:name="T84" style:family="text">
      <style:text-properties officeooo:rsid="004311c8"/>
    </style:style>
    <style:style style:name="T85" style:family="text">
      <style:text-properties officeooo:rsid="0049b5cc"/>
    </style:style>
    <style:style style:name="T86" style:family="text">
      <style:text-properties officeooo:rsid="004c8c0f"/>
    </style:style>
    <style:style style:name="T87" style:family="text">
      <style:text-properties officeooo:rsid="004cd746"/>
    </style:style>
    <style:style style:name="T88" style:family="text">
      <style:text-properties officeooo:rsid="0050fa3e"/>
    </style:style>
  </office:automatic-styles>
  <office:body>
    <office:text text:use-soft-page-breaks="true">
      <office:forms form:automatic-focus="false" form:apply-design-mode="false"/>
      <text:tracked-changes>
        <text:changed-region xml:id="ct67343808" text:id="ct67343808">
          <text:insertion>
            <office:change-info>
              <dc:creator>Emmanuel Farhi</dc:creator>
              <dc:date>2018-09-19T11:13:00</dc:date>
            </office:change-info>
          </text:insertion>
        </text:changed-region>
        <text:changed-region xml:id="ct67336272" text:id="ct67336272">
          <text:deletion>
            <office:change-info>
              <dc:creator>Emmanuel Farhi</dc:creator>
              <dc:date>2018-09-19T11:13:00</dc:date>
            </office:change-info>
            <text:p text:style-name="P1">MDANSE2018</text:p>
          </text:deletion>
        </text:changed-region>
        <text:changed-region xml:id="ct40725760" text:id="ct40725760">
          <text:deletion>
            <office:change-info>
              <dc:creator>Emmanuel Farhi</dc:creator>
              <dc:date>2018-09-19T11:14:00</dc:date>
            </office:change-info>
            <text:p text:style-name="P2"><text:span text:style-name="T1">~/MDANSE2018/dl_class_1.10/execute/</text:span></text:p>
          </text:deletion>
        </text:changed-region>
        <text:changed-region xml:id="ct67344624" text:id="ct67344624">
          <text:deletion>
            <office:change-info>
              <dc:creator>Emmanuel Farhi</dc:creator>
              <dc:date>2018-09-19T11:14:00</dc:date>
            </office:change-info>
            <text:p text:style-name="P3"><text:span text:style-name="T2">java -jar </text:span><text:span text:style-name="T1">~/MDANSE2018/dl_class_1.10/</text:span><text:span text:style-name="T2">java/GUI.jar</text:span><text:span text:style-name="T1"> </text:span></text:p>
          </text:deletion>
        </text:changed-region>
        <text:changed-region xml:id="ct81225792" text:id="ct81225792">
          <text:insertion>
            <office:change-info>
              <dc:creator>Emmanuel Farhi</dc:creator>
              <dc:date>2018-09-19T11:14:00</dc:date>
            </office:change-info>
          </text:insertion>
        </text:changed-region>
        <text:changed-region xml:id="ct41446832" text:id="ct41446832">
          <text:insertion>
            <office:change-info>
              <dc:creator>Emmanuel Farhi</dc:creator>
              <dc:date>2018-09-19T11:14:00</dc:date>
            </office:change-info>
          </text:insertion>
        </text:changed-region>
        <text:changed-region xml:id="ct81226352" text:id="ct81226352">
          <text:deletion>
            <office:change-info>
              <dc:creator>Emmanuel Farhi</dc:creator>
              <dc:date>2018-09-19T11:14:00</dc:date>
            </office:change-info>
            <text:p text:style-name="P4"><text:span text:style-name="T3">MDANSE2018</text:span></text:p>
          </text:deletion>
        </text:changed-region>
        <text:changed-region xml:id="ct68274160" text:id="ct68274160">
          <text:deletion>
            <office:change-info>
              <dc:creator>Emmanuel Farhi</dc:creator>
              <dc:date>2018-09-19T11:17:00</dc:date>
            </office:change-info>
            <text:p text:style-name="P5"><text:span text:style-name="T4">MDANSE2018</text:span></text:p>
          </text:deletion>
        </text:changed-region>
        <text:changed-region xml:id="ct38046336" text:id="ct38046336">
          <text:insertion>
            <office:change-info>
              <dc:creator>Emmanuel Farhi</dc:creator>
              <dc:date>2018-09-19T11:17:00</dc:date>
            </office:change-info>
          </text:insertion>
        </text:changed-region>
        <text:changed-region xml:id="ct45351616" text:id="ct45351616">
          <text:insertion>
            <office:change-info>
              <dc:creator>Emmanuel Farhi</dc:creator>
              <dc:date>2018-09-19T11:18:00</dc:date>
            </office:change-info>
          </text:insertion>
        </text:changed-region>
        <text:changed-region xml:id="ct80588000" text:id="ct80588000">
          <text:insertion>
            <office:change-info>
              <dc:creator>Emmanuel Farhi</dc:creator>
              <dc:date>2018-09-19T11:15:00</dc:date>
            </office:change-info>
          </text:insertion>
        </text:changed-region>
        <text:changed-region xml:id="ct41368304" text:id="ct41368304">
          <text:deletion>
            <office:change-info>
              <dc:creator>Emmanuel Farhi</dc:creator>
              <dc:date>2018-09-19T11:15:00</dc:date>
            </office:change-info>
            <text:p text:style-name="P6"><text:span text:style-name="T5">g</text:span></text:p>
          </text:deletion>
        </text:changed-region>
        <text:changed-region xml:id="ct81254656" text:id="ct81254656">
          <text:deletion>
            <office:change-info>
              <dc:creator>Emmanuel Farhi</dc:creator>
              <dc:date>2018-09-19T11:15:00</dc:date>
            </office:change-info>
            <text:p text:style-name="P6"><text:span text:style-name="T5">MDANSE2018</text:span></text:p>
          </text:deletion>
        </text:changed-region>
        <text:changed-region xml:id="ct81541408" text:id="ct81541408">
          <text:insertion>
            <office:change-info>
              <dc:creator>Emmanuel Farhi</dc:creator>
              <dc:date>2018-09-19T11:15:00</dc:date>
            </office:change-info>
          </text:insertion>
        </text:changed-region>
        <text:changed-region xml:id="ct81540400" text:id="ct81540400">
          <text:insertion>
            <office:change-info>
              <dc:creator>Emmanuel Farhi</dc:creator>
              <dc:date>2018-09-19T11:15:00</dc:date>
            </office:change-info>
          </text:insertion>
        </text:changed-region>
        <text:changed-region xml:id="ct41317152" text:id="ct41317152">
          <text:deletion>
            <office:change-info>
              <dc:creator>Emmanuel Farhi</dc:creator>
              <dc:date>2018-09-19T11:15:00</dc:date>
            </office:change-info>
            <text:p text:style-name="P6"><text:span text:style-name="T5">/bi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6">MDANSE 201</text:span><text:span text:style-name="T7">8</text:span><text:span text:style-name="T6"> SCHOOL TUTORIAL </text:span></text:p>
      <text:p text:style-name="P7"><text:bookmark text:name="_GoBack"/><text:span text:style-name="T6">Setting up a </text:span><text:span text:style-name="T8">classical MD simulation</text:span><text:span text:style-name="T6"> </text:span></text:p>
      <text:p text:style-name="P7"><text:span text:style-name="T1">(Miguel A. Gonzalez, </text:span><text:span text:style-name="T16">September 2018</text:span><text:span text:style-name="T1">)</text:span></text:p>
      <text:p text:style-name="P8"/>
      <text:p text:style-name="P8"/>
      <text:list xml:id="list5759697147662503420" text:style-name="WWNum1">
        <text:list-item>
          <text:p text:style-name="P54">Introduction</text:p>
          <text:p text:style-name="P64">I<text:span text:style-name="T50">n this tutorial you will learn how to </text:span><text:span text:style-name="T49"><text:s/></text:span><text:span text:style-name="T50">prepare and simulate some simple systems (molecular liquids or molecular crystals), </text:span><text:span text:style-name="T51">using some of the tools that are freely available for academic studies. The choice is based only in my personal preference, as DL_POLY is the MD simulation package that I know best. It is a very flexible MD engine, providing a large set of different potential functions and giving the user much freedom to simulate a large variety of systems. The manual is very clear and informative, and the input required by the program is well structured and relatively </text:span><text:span text:style-name="T52">simple to understand and to prepare. In many cases (at least, for simple systems) this can be done manually by the user, with just a moderate effort. For large molecules, this work can become more cumbersome, but the utility program DL_FIELD can help enormously with this task.</text:span></text:p>
          <text:p text:style-name="P38"><text:span text:style-name="T49">However, this is only one among many other possibilities. For example, people interested in biomolecular systems could be best served by Gromacs or NAMD/VMD. And LAMMPS can provide even more flexibility and additional capacity. So if you are already familiar with some other software, you can either follow this tutorial to learn about <text:s/>DL_POLY or try to run the same examples using the tools you are used to. In any case, by the end of the session <text:s/>any feedback about the advantages or disadvantages of different tools would be highly appreciated and should be share with the other participants. You could even consider writing an alternative tutorial </text:span><text:span text:style-name="T53">proposing other tools, which could be very helpful for some of your colleagues or for future editions of this school.</text:span></text:p>
        </text:list-item>
      </text:list>
      <text:p text:style-name="P39"/>
      <text:p text:style-name="P55"/>
      <text:list xml:id="list111834302341683" text:continue-numbering="true" text:style-name="WWNum1">
        <text:list-item>
          <text:p text:style-name="P66"><text:span text:style-name="T6">Tools </text:span><text:span text:style-name="T9">used</text:span></text:p>
          <text:p text:style-name="P56"><text:span text:style-name="T43">DL_POLY classic</text:span><text:span text:style-name="T44"> (dl_class_1.10)</text:span><text:span text:style-name="T44"><text:note text:id="ftn1" text:note-class="footnote"><text:note-citation>1</text:note-citation><text:note-body><text:p text:style-name="P32"><text:s/>Freely available from <text:a xlink:type="simple" xlink:href="https://ccpforge.cse.rl.ac.uk/gf/project/dl_poly_classic/" text:style-name="Internet_20_link" text:visited-style-name="Visited_20_Internet_20_Link">https://ccpforge.cse.rl.ac.uk/gf/project/dl_poly_classic/</text:a>, but project is frozen. Preferable to move to the actively developed project DL_POLY_4 (<text:a xlink:type="simple" xlink:href="http://www.ccp5.ac.uk/DL_POLY/" text:style-name="Internet_20_link" text:visited-style-name="Visited_20_Internet_20_Link">http://www.ccp5.ac.uk/DL_POLY/</text:a>).</text:p></text:note-body></text:note></text:span><text:span text:style-name="T44">: </text:span><text:span text:style-name="T45">MD engine.</text:span></text:p>
          <text:p text:style-name="P57"><text:span text:style-name="T43">DL_FIELD</text:span><text:span text:style-name="T44"> (dl_field_4.3)</text:span><text:span text:style-name="T44"><text:note text:id="ftn2" text:note-class="footnote"><text:note-citation>2</text:note-citation><text:note-body><text:p text:style-name="P33"><text:s/><text:span text:style-name="T60">Freely available under an academic licence: </text:span><text:a xlink:type="simple" xlink:href="http://www.ccp5.ac.uk/DL_FIELD" text:style-name="Internet_20_link" text:visited-style-name="Visited_20_Internet_20_Link"><text:span text:style-name="T60">http://www.ccp5.ac.uk/DL_FIELD</text:span></text:a><text:span text:style-name="T60">.</text:span></text:p></text:note-body></text:note></text:span><text:span text:style-name="T44">: Utility tool to facilitate the creation of the input files needed by DL_POLY.</text:span></text:p>
          <text:p text:style-name="P58"><text:span text:style-name="T43">Avogadro</text:span><text:span text:style-name="T44"><text:note text:id="ftn3" text:note-class="footnote"><text:note-citation>3</text:note-citation><text:note-body><text:p text:style-name="P33"><text:s/><text:span text:style-name="T60">Free, open source code available at </text:span><text:a xlink:type="simple" xlink:href="https://avogadro.cc/" text:style-name="Internet_20_link" text:visited-style-name="Visited_20_Internet_20_Link"><text:span text:style-name="T60">https://avogadro.cc/</text:span></text:a><text:span text:style-name="T60">. </text:span></text:p></text:note-body></text:note></text:span><text:span text:style-name="T44">: Molecular editor and visualizer. </text:span></text:p>
          <text:p text:style-name="P59"><text:span text:style-name="T44">Open Babel</text:span><text:span text:style-name="T44"><text:note text:id="ftn4" text:note-class="footnote"><text:note-citation>4</text:note-citation><text:note-body><text:p text:style-name="P35"><text:s/><text:span text:style-name="T77">Free, collaborative project available at </text:span><text:a xlink:type="simple" xlink:href="http://openbabel.org/wiki/Main_Page" text:style-name="Internet_20_link" text:visited-style-name="Visited_20_Internet_20_Link"><text:span text:style-name="T77">http://openbabel.org/wiki/Main_Page</text:span></text:a><text:span text:style-name="T77">.</text:span></text:p></text:note-body></text:note></text:span><text:span text:style-name="T44">: Toobox to convert between chemical file formats.</text:span></text:p>
          <text:p text:style-name="P60"><text:span text:style-name="T44">Aten</text:span><text:span text:style-name="T44"><text:note text:id="ftn5" text:note-class="footnote"><text:note-citation>5</text:note-citation><text:note-body><text:p text:style-name="P34"><text:s/><text:span text:style-name="T62">Free molecular modelling package availabe at </text:span><text:a xlink:type="simple" xlink:href="https://www.projectaten.com/" text:style-name="Internet_20_link" text:visited-style-name="Visited_20_Internet_20_Link"><text:span text:style-name="T62">https://www.projectaten.com/</text:span></text:a><text:span text:style-name="T62">. </text:span></text:p></text:note-body></text:note></text:span><text:span text:style-name="T44">: Molecular modelling package that allows editing and manipulating atoms and molecules in isolated and periodic systems. Not explained in this tutorial, but it can be a very useful tool to work with DL_POLY. </text:span><text:span text:style-name="T46">Usage examples are found in</text:span><text:span text:style-name="T44"> </text:span><text:a xlink:type="simple" xlink:href="https://www.projectaten.com/aten/docs/examples" text:style-name="Internet_20_link" text:visited-style-name="Visited_20_Internet_20_Link"><text:span text:style-name="T46">https://www.projectaten.com/aten/docs/examples</text:span></text:a><text:span text:style-name="T46">, so you could try to do some of them to familiarize with the software and then use it to redo the exercises here. </text:span></text:p>
          <text:p text:style-name="P61"><text:span text:style-name="T46">M</text:span><text:span text:style-name="T44">ercury</text:span><text:span text:style-name="T44"><text:note text:id="ftn6" text:note-class="footnote"><text:note-citation>6</text:note-citation><text:note-body><text:p text:style-name="P36"><text:s/><text:span text:style-name="T82">Freely available from </text:span><text:a xlink:type="simple" xlink:href="https://www.ccdc.cam.ac.uk/support-and-resources/Downloads/" text:style-name="Internet_20_link" text:visited-style-name="Visited_20_Internet_20_Link"><text:span text:style-name="T82">https://www.ccdc.cam.ac.uk/support-and-resources/Downloads/</text:span></text:a><text:span text:style-name="T82">, although some <text:s/>features require a valid CSD license.</text:span></text:p></text:note-body></text:note></text:span><text:span text:style-name="T44">: </text:span><text:span text:style-name="T47">Program for crystal structure visualizatio, exploration and analysis.</text:span></text:p>
        </text:list-item>
        <text:list-item>
          <text:p text:style-name="P69">DL_POLY</text:p>
        </text:list-item>
      </text:list>
      <text:p text:style-name="P9"><text:span text:style-name="T49">DL_POLY requires three files that must be compulsor</text:span><text:span text:style-name="T54">ily</text:span><text:span text:style-name="T49"> named CONFIG, CONTROL, and FIELD.</text:span></text:p>
      <text:list xml:id="list2913277169905593397" text:style-name="WWNum3">
        <text:list-item>
          <text:p text:style-name="P76"><text:span text:style-name="T55">CONFIG</text:span><text:span text:style-name="T49">: Contains the dimensions of the unit cell, a key to indicate the type of boundary conditions applied, and the coordinates of each atom (and eventually also velocities and forces).</text:span></text:p>
        </text:list-item>
        <text:list-item>
          <text:p text:style-name="P76"><text:span text:style-name="T55">FIELD</text:span><text:span text:style-name="T49">: Contains all the force field information defining the system to be simulated and the nature of the interatomic molecular forces. </text:span></text:p>
        </text:list-item>
        <text:list-item>
          <text:p text:style-name="P76"><text:span text:style-name="T55">CONTROL</text:span><text:span text:style-name="T49">: Contains all the directives controlling the simulation.</text:span></text:p>
        </text:list-item>
      </text:list>
      <text:p text:style-name="P9"><text:span text:style-name="T1">The program does not really have any UI allowing to prepare easily those files, so you will need to manage by yourself to create the three files following the needed specifications. In the program distribution there is a Java interface that could be used as a starting point to prepare such files and also contains some analysis tools to analyze the trajectories generated by DL_POLY, but the possibilities offered by this interface are somewhat limited. A very interesting alternative seems to be the Aten project (</text:span><text:a xlink:type="simple" xlink:href="https://www.projectaten.com/" text:style-name="Internet_20_link" text:visited-style-name="Visited_20_Internet_20_Link"><text:span text:style-name="T58">https://www.projectaten.com/</text:span></text:a><text:span text:style-name="T1">) by Tristan Youngs (ISIS, STFC, UK).</text:span></text:p>
      <text:list xml:id="list111833005669757" text:continue-list="list111834302341683" text:style-name="WWNum1">
        <text:list-item>
          <text:p text:style-name="P70">Case 1: Liquid ethanol</text:p>
        </text:list-item>
      </text:list>
      <text:p text:style-name="P11"><text:span text:style-name="T17">T</text:span><text:span text:style-name="T1">he file ethanol.xyz contains the structure of a single ethanol molecule. You can launch Avogadro to load it </text:span><text:span text:style-name="T18">and visualize the molecule and check the geometry (e.g. measure bond distances and angles).</text:span></text:p>
      <text:p text:style-name="P12"><text:span text:style-name="T18">N</text:span><text:span text:style-name="T1">ow copy the file dl_field.control to your DL_FIELD installation folder, e.g.:</text:span></text:p>
      <text:p text:style-name="P1">&gt; cp dl_field.control ~/<text:change-start text:change-id="ct67343808"/><text:span text:style-name="T88">Desktop/Software</text:span><text:change-end text:change-id="ct67343808"/><text:change text:change-id="ct67336272"/>/dl_field_4.3 </text:p>
      <text:p text:style-name="P13"><text:span text:style-name="T1">Move to this directory, edit the file dl_field.control, </text:span><text:span text:style-name="T19">read it and try to understand the main options. You may need to consult the manual (dlf_manual_4_3.pdf) to understand all the details, but for now just give the right path to the ethanol.xyz file in Case1, and change also the path for the output PDB file that will be generated. Run DL_FIELD:</text:span></text:p>
      <text:p text:style-name="P41">&gt; ./dl_field </text:p>
      <text:p text:style-name="P42">and check the output generated in the directory dl_field_4.3/output.</text:p>
      <text:p text:style-name="P43"/>
      <text:p text:style-name="P15"><text:span text:style-name="T19">T</text:span><text:span text:style-name="T1">he second line of the file dl_field.control allows choosing the forcefield </text:span><text:span text:style-name="T32">(FF)</text:span><text:span text:style-name="T1">, so in this case we have generated a FIELD for one molecule of ethanol using the OPLS2005 potential. </text:span><text:span text:style-name="T20">A CONFIG file containing also a single molecule in a cubic box of side L = 5 </text:span><text:span text:style-name="T64">Å</text:span><text:span text:style-name="T72"> is also generated. But we need to generate </text:span><text:span text:style-name="T73">a disordered configuration containing several ethanol molecules (let’s say about 100). </text:span><text:span text:style-name="T74">Edit the dl_field.control file, change the cell vector dimensions to 21 <text:s/></text:span><text:span text:style-name="T64">Å </text:span><text:span text:style-name="T65">and in the Solution Maker line (line 11) give the following parameters:</text:span></text:p>
      <text:p text:style-name="P16"><text:span text:style-name="T65">1 <text:s text:c="5"/>100 <text:s text:c="2"/>molecules <text:s text:c="3"/>1.</text:span><text:span text:style-name="T66">5</text:span></text:p>
      <text:p text:style-name="P17"><text:span text:style-name="T67">T</text:span><text:span text:style-name="T63">h</text:span><text:span text:style-name="T66">is will create a CONFIG file containing the positions of 100 ethanol molecules placed in a cubic box of side L = 2</text:span><text:span text:style-name="T68">2</text:span><text:span text:style-name="T66"> </text:span><text:span text:style-name="T64">Å </text:span><text:span text:style-name="T66">and having a minimum distance of 1.</text:span><text:span text:style-name="T68">8</text:span><text:span text:style-name="T66"> </text:span><text:span text:style-name="T64">Å</text:span><text:span text:style-name="T66"> between them. Copy the two output files generated by DL_FIELD (output/dl_poly.FIELD, output/dl_poly.CONFIG) to <text:s/>the working directory (Case1), <text:s/>edit them to see their content and try to understand it.</text:span></text:p>
      <text:p text:style-name="P18"><text:span text:style-name="T66">L</text:span><text:span text:style-name="T63">oad also the CONFIG file in Avogadro to visualize it</text:span><text:span text:style-name="T63"><text:note text:id="ftn7" text:note-class="footnote"><text:note-citation>7</text:note-citation><text:note-body><text:p text:style-name="Footnote"><text:s/><text:span text:style-name="T78">The graphic will not be too nice, as the bonds are missing and the hydroxyl hydrogen is misinterpreted as an holmium atom due to the naming employed. You can convert the CONFIG file to the PDB format using Open Babel:</text:span></text:p><text:p text:style-name="P14"><text:span text:style-name="T71">&gt; obabel -i <text:s/></text:span><text:span text:style-name="T75">CONFIG CONFIG -o pdb -O CONFIG.pdb </text:span></text:p><text:p text:style-name="P19"><text:span text:style-name="T75">a</text:span><text:span text:style-name="T71">nd then you need to edit the pdb file and replace ‘HO’ by ‘ H’. Read this file in Avogadro and you will have a nicer figure.</text:span></text:p></text:note-body></text:note></text:span><text:span text:style-name="T63">.</text:span></text:p>
      <text:p text:style-name="P10"><text:span text:style-name="T23">So</text:span><text:span text:style-name="T21"> now we </text:span><text:span text:style-name="T23">already </text:span><text:span text:style-name="T21">have a simulation box with a reasonable (even if small) number of molecules at a not too bad density (~0.</text:span><text:span text:style-name="T26">72</text:span><text:span text:style-name="T21"> g/cm</text:span><text:span text:style-name="T57">3</text:span><text:span text:style-name="T21">, while the experimental density of liquid ethanol at 29</text:span><text:span text:style-name="T22">3</text:span><text:span text:style-name="T21"> K is 0.789). </text:span></text:p>
      <text:p text:style-name="P10"><text:span text:style-name="T22">The </text:span><text:span text:style-name="T23">next</text:span><text:span text:style-name="T22"> step consists then in equilibrating our system at the desired thermodynamic conditions, so we will start by performing a NPT </text:span><text:soft-page-break/><text:span text:style-name="T22">simulation. </text:span><text:span text:style-name="T23">Edit the </text:span><text:span text:style-name="T24">file </text:span><text:span text:style-name="T23">control_equil_npt, try to understand what it does and save it with the name CONTROL </text:span><text:span text:style-name="T24">in the same directory as the files CONFIG and FIELD. Go to this directory and run DL_POLY, e.g.:</text:span></text:p>
      <text:p text:style-name="P2"><text:span text:style-name="T24">&gt; </text:span><text:change text:change-id="ct40725760"/><text:span text:style-name="T1">DLPOLY.X </text:span></text:p>
      <text:p text:style-name="P44">This will run a short equilibration run of 10 ps that should be completed in a couple of minutes, even if you are using a single processor.</text:p>
      <text:p text:style-name="P45">The java interface included with DL_POLY can be used to check the evolution of the simulation. Launch it as:</text:p>
      <text:p text:style-name="P3"><text:span text:style-name="T1">&gt; </text:span><text:change text:change-id="ct67344624"/><text:change-start text:change-id="ct81225792"/><text:span text:style-name="T41">dl-gui</text:span><text:change-end text:change-id="ct81225792"/></text:p>
      <text:p text:style-name="P22"><text:span text:style-name="T1">and then select Analysis → Statistics and a property to plot. You can easily check how the temperature, the pressure, the volume or the different components of the energy evolve during the simulation and determine when you have reached equilibrium (You certainly will need to perform a much longer run to </text:span><text:span text:style-name="T26">equilibrate correctly our system).</text:span></text:p>
      <text:p text:style-name="P46"/>
      <text:p text:style-name="P44">You can also use other alternative forcefields. For example, try <text:s/>pcff or cvff <text:s/>(change the keyword on the second line of the file dl_field.control) and compare the different resulting FIELD files. </text:p>
      <text:p text:style-name="P23"><text:span text:style-name="T1">The list of available </text:span><text:span text:style-name="T32">FFs</text:span><text:span text:style-name="T1"> appears at the bottom of <text:s/>dl_field.control (or in the manual), but only opls2005, pcff, and cvff can be used with input configurations using the XYZ format. In general, it is better to use PDB files as input, as they contain additional information. So let’s try now to start from a PDB file. We already generated one when creating our previous configuration. We can visualize it </text:span><text:span text:style-name="T27">with Avogadro (or Rasmol, VMD or any molecular visualizer, as the pdb format is a very popular standard format). Therefore this can be a representative example of a typical case in which someone has sent us a PDB file with a representative configuration of the system that we want to simulate or we have downloaded a PDB base from one of the available structural data bases</text:span><text:span text:style-name="T27"><text:note text:id="ftn8" text:note-class="footnote"><text:note-citation>8</text:note-citation><text:note-body><text:p text:style-name="Footnote"><text:s/><text:span text:style-name="T79">For example, from the protein data bank: </text:span><text:a xlink:type="simple" xlink:href="https://www.rcsb.org/" text:style-name="Internet_20_link" text:visited-style-name="Visited_20_Internet_20_Link"><text:span text:style-name="T79">https://www.rcsb.org</text:span></text:a><text:span text:style-name="T79">. </text:span></text:p></text:note-body></text:note></text:span><text:span text:style-name="T27">.</text:span></text:p>
      <text:p text:style-name="P4"><text:span text:style-name="T1">Modify the dl_field.control file to read this PDB file and try to convert it. What happens? The conversion will fail because DL_FIELD cannot identify a molecule named MOL. This is the keyword appearing in the 4</text:span><text:span text:style-name="T56">th</text:span><text:span text:style-name="T1"> column of the PDB file and corresponds to the name that identifies the molecule or residue. It has to </text:span><text:span text:style-name="T3">match</text:span><text:span text:style-name="T1"> </text:span><text:span text:style-name="T3">one of</text:span><text:span text:style-name="T1"> the names used </text:span><text:span text:style-name="T3">in the DL_FIELD data bases in order that DL_FIELD can identify it correctly. Open the file ~/</text:span><text:change-start text:change-id="ct41446832"/><text:span text:style-name="T41">Desktop/Software</text:span><text:change-end text:change-id="ct41446832"/><text:change text:change-id="ct81226352"/><text:span text:style-name="T3">/dl_field_4.3/lib/DLPOLY_OPLS2005.sf and search the word ‘ethanol’. You will find that in the section MOLECULE_TYPE there is an ethanol molecule and that its associated key is ETOH. You can also see below that there is a molecular description of the molecule, indicating the atoms that compose it, their types and their connectivity. If the system that you want to simulate is not included in any of the available molecular </text:span><text:soft-page-break/><text:span text:style-name="T3">structure (.sf) files, then you will need to add it before trying to use DL_FIELD. For example, now we could create a MOL entry and simply copy the existing ethanol as our MOL molecule (we will see this later). But now it is more convenient to edit the file and replace the meaningless MOL keyword by the more meaningful name of ETOH. </text:span><text:span text:style-name="T29">Do this and run DL_FIELD. </text:span><text:span text:style-name="T30">You can also replace the XYZ name by your molecule name (e.g. Ethoh</text:span><text:span text:style-name="T30"><text:note text:id="ftn9" text:note-class="footnote"><text:note-citation>9</text:note-citation><text:note-body><text:p text:style-name="Footnote"><text:s/><text:span text:style-name="T80">In the PDB file you have a limit of 6 characters to choose the name and you have to pay attention to not modify the column numbers of the other entries (e.g. the element symbol has necessaritly to appear in columns 77-78).</text:span></text:p></text:note-body></text:note></text:span><text:span text:style-name="T30">). This is the name that will appear in the Molecule entry in the generated FIELD, but this can also be easily modified manually directly in the file.</text:span></text:p>
      <text:p text:style-name="P25"><text:span text:style-name="T1">Check now the output files. You will see that the CONFIG file looks very similar to the one that we obtained before, but the order of the atoms has changed and corresponds to the order given by the molecular definition used in the .sf file. Additionally, if you have saved also a new PDB file, you can load it in Avogadro and </text:span><text:span text:style-name="T31">you </text:span><text:span text:style-name="T1">will find that now the representation is correct (i.e., we don’t have anymore the problem of the HO atoms being mistaken as holmium). </text:span><text:span text:style-name="T32">The generated FIELD will be the same as before. You can try again to check what happens when using other FFs. For example, <text:s/>now the CHARMM22_prot and CHARM36_cgenff FFs become available.</text:span></text:p>
      <text:list xml:id="list111834535747908" text:continue-numbering="true" text:style-name="WWNum1">
        <text:list-item>
          <text:p text:style-name="P67"><text:span text:style-name="T10">Case </text:span><text:span text:style-name="T11">2</text:span><text:span text:style-name="T10">: </text:span><text:span text:style-name="T11">TIP4P/2005 water</text:span></text:p>
          <text:p text:style-name="P65"><text:span text:style-name="T33">H</text:span><text:span text:style-name="T1">ere we are going to see how to create a new molecule definition in DL_FIELD, but first we will prepare a system using </text:span><text:span text:style-name="T34">one of </text:span><text:span text:style-name="T1">the available water definition</text:span><text:span text:style-name="T34">s</text:span><text:span text:style-name="T1"> </text:span><text:span text:style-name="T34">already existing. In the provided </text:span><text:span text:style-name="T35">OPLS2005 FF, </text:span><text:span text:style-name="T34">there are several water potentials, but we will use the TIP4P one. </text:span><text:span text:style-name="T36">Give a look to the dl_field_tip4.control file and run DL_FIELD to generate the output files.</text:span></text:p>
          <text:p text:style-name="P71"><text:span text:style-name="T34">The procedure is similar to the one we employed with ethanol, but this is a rigid model (so we do not have any intramolecular degree of freedom) containing also a massless pseudo-site not placed in any of the atoms and used to place the negative charge associated to the oxygen. This pseudo-site has to have the same name in the pdb file that in the description given in the .sf file (Q4 in our case). Additionally we have to indicate in the dl_field.control that we want to use rigid bodies (line 25) and define the rigid bodies below, with the command RIGID W1, where W1 refers </text:span><text:span text:style-name="T36">to the molecule or residue name given in columns 69-75 of the PDB file.</text:span></text:p>
          <text:p text:style-name="P72"><text:span text:style-name="T36">Y</text:span><text:span text:style-name="T1">ou can check the output files generated by DL_FIELD and run a short simulation to equilibrate the system and test the use of rigid bodies. </text:span></text:p>
          <text:p text:style-name="P72"><text:span text:style-name="T1">However we would like to simulate water using an improved version of the TIP4P potential, which is the TIP4P/2005 proposed by Abascal and Vega (J</text:span><text:span text:style-name="T42">. Chem. Phys.</text:span><text:span text:style-name="T1"> </text:span><text:span text:style-name="T12">123</text:span><text:span text:style-name="T1">, 234505 (2005)). It is very similar to the </text:span><text:span text:style-name="T37">original TIP4P, but the O-Q4 distance is slightly larger and the partial charges and Lennard-Jones parameters are also slightly different.</text:span></text:p>
          <text:p text:style-name="P73">We can start by editing the h2o.pdb file in order to change the distance between the O atom and the pseudo-site, which now is 0.1546. We also have to change the residue name in columns 18-21, as TIP4 corresponds to the original model. Let’s call our water TIP4P/2005 as WT05, so the new pdb file should look like this:</text:p>
          <text:p text:style-name="P75">ATOM <text:s text:c="5"/>1 <text:s/>O <text:s text:c="2"/>WT05 <text:s text:c="3"/>1 <text:s text:c="6"/>0.000 <text:s text:c="2"/>0.000 <text:s text:c="2"/>0.000 <text:s text:c="16"/>W1</text:p>
          <text:p text:style-name="P75">ATOM <text:s text:c="5"/>2 <text:s/>H <text:s text:c="2"/>WT05 <text:s text:c="3"/>1 <text:s text:c="6"/>0.757 <text:s text:c="2"/>0.586 <text:s text:c="2"/>0.000 <text:s text:c="16"/>W1</text:p>
          <text:p text:style-name="P75">ATOM <text:s text:c="5"/>3 <text:s/>H <text:s text:c="2"/>WT05 <text:s text:c="3"/>1 <text:s text:c="5"/>-0.757 <text:s text:c="2"/>0.586 <text:s text:c="2"/>0.000 <text:s text:c="16"/>W1</text:p>
          <text:p text:style-name="P75">ATOM <text:s text:c="5"/>4 <text:s/>Q4 <text:s/>WT05 <text:s text:c="3"/>1 <text:s text:c="6"/>0.000 <text:s text:c="2"/>0.155 <text:s text:c="2"/>0.000 <text:s text:c="16"/>W1</text:p>
        </text:list-item>
      </text:list>
      <text:p text:style-name="P74"/>
      <text:p text:style-name="P30"><text:span text:style-name="T1">If you try to run DL_FIELD now, the program will complain that it does not recognize the keyword WT05, so first we need to create a user-defined forcefield (udff) file and give the required information there. </text:span><text:span text:style-name="T38">You can try to do this from scratch by editing a new file and using the TIP4P model described in the file dl_field_4.3/lib/DLPOLY_OPLS2005.sf. Otherwise give a look to the water.udff file already present in the Case2 directory. <text:s/>You can see that we are adding a new entry for the OPLS2005 potential, that we define two new types of atoms (O_tip4p2005 and HO_tip4p2005) and a new molecule type (tip4p2005_water). We cannot repeat any atom name, </text:span><text:soft-page-break/><text:span text:style-name="T38">but we may have repeated atom keys (e.g. OW and HW in our example) </text:span><text:span text:style-name="T39">if we can use the same VDW parameters</text:span><text:span text:style-name="T38">. The molecule type and key must be unique. </text:span><text:span text:style-name="T39">Then we define the molecule and its connectivity with the entry MOLECULE and give the partial charges corresponding to each site (here </text:span><text:span text:style-name="T69">+0.5564 for each H atom and -1.1128 in the lone pair site of the oxygen). Finally in the VDW entry we give the Lennard-Jones parameters of our two new atoms.</text:span></text:p>
      <text:p text:style-name="P31"><text:span text:style-name="T33">T</text:span><text:span text:style-name="T1">he dl_field.control has to be modified to tell DL_FIELD to charge this new molecule. This is simply done by giving in line 7 the path to the udff that we just created. </text:span><text:span text:style-name="T40">Finally you will also need to add the two new atoms to the library file dl_field_4.3/lib/dl_field.atom_type. Edit this file, search for OPLS2005 and add this two lines to the existing atom list:</text:span></text:p>
      <text:p text:style-name="P62">OW <text:s text:c="8"/>O133 <text:s text:c="5"/>O_tip4p2005</text:p>
      <text:p text:style-name="P62">HW <text:s text:c="8"/>H134 <text:s text:c="5"/>HO_tip4p2005</text:p>
      <text:p text:style-name="P63"/>
      <text:p text:style-name="P47">You are ready now to create the CONFIG and FIELD input files using DL_FIELD and then do your own simulation of this popular water model.</text:p>
      <text:list xml:id="list111833661278931" text:continue-numbering="true" text:style-name="WWNum1">
        <text:list-item>
          <text:p text:style-name="P68"><text:span text:style-name="T13">Case </text:span><text:span text:style-name="T14">3</text:span><text:span text:style-name="T13">: </text:span><text:span text:style-name="T14">Benzene crystal</text:span></text:p>
        </text:list-item>
      </text:list>
      <text:p text:style-name="P5"><text:span text:style-name="T4">We are going to see now how to prepare a different type of system, not a liquid, but a molecular crystal. In this case, the most likely input is a Crystallographic Information File (CIF). Most molecular visualizers read CIFs and many allow you to manipulate them, generate a supercell and export the atomic positions into other formats. For example, you can use Avogadro to open the file ~/</text:span><text:change text:change-id="ct68274160"/><text:change-start text:change-id="ct38046336"/><text:span text:style-name="T41">Desktop/</text:span><text:change-end text:change-id="ct38046336"/><text:change-start text:change-id="ct45351616"/><text:span text:style-name="T41">Data</text:span><text:change-end text:change-id="ct45351616"/><text:span text:style-name="T4">/Case3/benzene_2100350.cif, which corresponds to the structure of the phase I of crystalline benzene measured at <text:s/>296 K and 0.3 GPa (A. Budzianowski and A. Katrusiak, </text:span><text:span text:style-name="T61">Acta Cryst. B</text:span><text:span text:style-name="T4"> </text:span><text:span text:style-name="T81">62</text:span><text:span text:style-name="T59">, 94-101 (2006)</text:span><text:span text:style-name="T4">).</text:span></text:p>
      <text:p text:style-name="P6">However, using Avogadro there is no straightforward way of generating a PDB file that maintains the order of the atoms <text:span text:style-name="T5">keeping them grouped by molecules. Therefore we will use an alternative program, Mercury, developed by the Cambridge Crystallographic Data Centre (CCDC) specifically to handle crystal structures. Laun</text:span><text:change-start text:change-id="ct80588000"/><text:span text:style-name="T5">ch</text:span><text:change-end text:change-id="ct80588000"/><text:change text:change-id="ct41368304"/><text:span text:style-name="T5"> Mercury (e.g. ~/</text:span><text:change text:change-id="ct81254656"/><text:change-start text:change-id="ct81541408"/><text:span text:style-name="T5">Desktop/Software</text:span><text:change-end text:change-id="ct81541408"/><text:span text:style-name="T5">/Mercury</text:span><text:change-start text:change-id="ct81540400"/><text:span text:style-name="T5"> launcher</text:span><text:change-end text:change-id="ct81540400"/><text:change text:change-id="ct41317152"/><text:span text:style-name="T5">) and open the CIF for benzene. You will see a single benzene molecule, but selecting the Packing option in the Display window you will see the unit cell of the crystal. We need to generate a larger supercell for our simulation, so go to the menu Calculate and select “Packing/Slicing ...”. You can use directly the option 3x3x3 and you will generate a supercell formed by 27 unit cells, that you can then save as a PDB file, as we need a PDB to work with DL_FIELD. However if you edit the file you will see that there are too many atoms. The unit cell contains Z=4, so we will expect to have 108 benzene molecules in our supercell, i.e. 1296 atoms, and we have instead 2064. This is because Mercury generates also the image molecules that are in the corner or the sides of the supercell. You can see this more easily by looking to the unit cell and verifying that it contains much more than 4 molecules. <text:s/>You can solve this easily by going back to the Packing and Slicing interface and using 2.9 instead of 3 for the packing along a, b, and c. Save the new supercell as benzene_2100350.pdb and check that now it contains 1296 atoms. Edit the file and change also the residue name from UNK to BENZ.</text:span></text:p>
      <text:p text:style-name="P27">Now we are ready to use DL_FIELD to generate our input files for DL_POLY, using the same procedure as before. <text:span text:style-name="T85">In particular, note that now it’s very important to give the right dimensions of the simulation box as 3a, 3b, and 3c, where a= 7.243 </text:span><text:span text:style-name="T70">Å</text:span><text:span text:style-name="T76">, b=9.31 </text:span><text:span text:style-name="T70">Å</text:span><text:span text:style-name="T76">, and c=7.656 </text:span><text:span text:style-name="T70">Å</text:span><text:span text:style-name="T76"> are the unit-cell dimensions.</text:span></text:p>
      <text:p text:style-name="P28">Check the files generated by DL_FIELD and run a short simulation with DL_POLY to check if everything works as it should.</text:p>
      <text:p text:style-name="P28">The FIELD <text:span text:style-name="T87">file g</text:span>enerated is correct and contain<text:span text:style-name="T87">s</text:span> the needed improper terms to maintain <text:span text:style-name="T87">benzene planar</text:span> (see benzene’<text:span text:style-name="T87">s</text:span> definition in <text:s/>DLPOLY_OPLS2005.sf). <text:span text:style-name="T86">In this case they will appear in the FIELD file as a set of dihedral terms with very large force constants. If we are only interested in the molecular dynamics and we don’t want to bother with fast intramolecular motions, an alternative is to define the whole molecule as a single rigid body. Try it!</text:span></text:p>
      <text:p text:style-name="P29">Hints: You will need to redefine the benzene molecule using a UDFF. You also need to give a molecule name in the pdb file (columns <text:s/><text:span text:style-name="T48">69-75</text:span><text:span text:style-name="T44">) and use this name in the rigid directive in dl_field.control.</text:span></text:p>
      <text:p text:style-name="P48">You can then run the simulations using the rigid molecules and compare with the results given by the flexible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Noto Sans" svg:font-family="'Noto Sans'" style:font-family-generic="swiss"/>
    <style:font-face style:name="Courier New" svg:font-family="'Courier New'" style:font-family-generic="modern" style:font-pitch="fixed"/>
    <style:font-face style:name="Ubuntu" svg:font-family="Ubuntu"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2pt"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2pt"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15in" fo:margin-left="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space"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Angel Gonzalez</meta:initial-creator>
    <meta:editing-cycles>22</meta:editing-cycles>
    <meta:creation-date>2016-11-06T18:20:00</meta:creation-date>
    <dc:date>2018-09-19T11:18:32.826349071</dc:date>
    <meta:editing-duration>P5DT9H13M2S</meta:editing-duration>
    <meta:generator>LibreOffice/5.1.6.2$Linux_X86_64 LibreOffice_project/10m0$Build-2</meta:generator>
    <dc:creator>Emmanuel Farhi</dc:creator>
    <meta:document-statistic meta:table-count="0" meta:image-count="0" meta:object-count="0" meta:page-count="9" meta:paragraph-count="75" meta:word-count="3011" meta:character-count="18031" meta:non-whitespace-character-count="14881"/>
    <meta:user-defined meta:name="AppVersion">15.0000</meta:user-defined>
    <meta:user-defined meta:name="Company">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